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GROPECUARIA HIDALGO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GROPECUARIA HIDALGO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DER JUSTO RODRIGUEZ CAVER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ARELLANO VALDEZ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3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8:25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11:53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